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9F13D44B.png" manifest:media-type="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 style:shadow="none"/>
    </style:style>
    <style:style style:name="Tableau2.A" style:family="table-column">
      <style:table-column-properties style:column-width="0.741cm"/>
    </style:style>
    <style:style style:name="Tableau2.B" style:family="table-column">
      <style:table-column-properties style:column-width="10.707cm"/>
    </style:style>
    <style:style style:name="Tableau2.C" style:family="table-column">
      <style:table-column-properties style:column-width="1.619cm"/>
    </style:style>
    <style:style style:name="Tableau2.D" style:family="table-column">
      <style:table-column-properties style:column-width="1.764cm"/>
    </style:style>
    <style:style style:name="Tableau2.E" style:family="table-column">
      <style:table-column-properties style:column-width="1.647cm"/>
    </style:style>
    <style:style style:name="Tableau2.F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F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4" style:family="table-row">
      <style:table-row-properties style:min-row-height="0.845cm" fo:keep-together="always"/>
    </style:style>
    <style:style style:name="Tableau2.A4" style:family="table-cell" style:data-style-name="N100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13" style:family="table-cell" style:data-style-name="N100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au2.F13" style:family="table-cell" style:data-style-name="N100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au2.A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A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A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579cm" fo:keep-together="always"/>
    </style:style>
    <style:style style:name="Tableau2.A1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B19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22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shadow="none"/>
    </style:style>
    <style:style style:name="Tableau8.A" style:family="table-column">
      <style:table-column-properties style:column-width="11.46cm" style:rel-column-width="6497*"/>
    </style:style>
    <style:style style:name="Tableau8.B" style:family="table-column">
      <style:table-column-properties style:column-width="7.541cm" style:rel-column-width="4275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7.541cm" table:align="margins" style:shadow="none"/>
    </style:style>
    <style:style style:name="Tableau9.A" style:family="table-column">
      <style:table-column-properties style:column-width="3.374cm" style:rel-column-width="1913*"/>
    </style:style>
    <style:style style:name="Tableau9.B" style:family="table-column">
      <style:table-column-properties style:column-width="4.166cm" style:rel-column-width="2362*"/>
    </style:style>
    <style:style style:name="Tableau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9.B1" style:family="table-cell">
      <style:table-cell-properties fo:padding="0.097cm" fo:border="0.05pt solid #999999"/>
    </style:style>
    <style:style style:name="Tableau9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9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9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" style:family="table">
      <style:table-properties style:width="11.46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7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f31651" style:font-size-asian="10pt" style:font-size-complex="16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f176dd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01b88f9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text-properties style:font-name="Calibri" fo:font-size="10pt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48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49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ab22d6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7pt" officeooo:rsid="00300d16" officeooo:paragraph-rsid="01152537" style:font-size-asian="7pt" style:font-size-complex="7pt"/>
    </style:style>
    <style:style style:name="P57" style:family="paragraph" style:parent-style-name="Table_20_Contents">
      <style:text-properties fo:font-size="2pt" officeooo:rsid="016a0088" style:font-size-asian="2pt" style:font-size-complex="2pt"/>
    </style:style>
    <style:style style:name="P58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0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2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3" style:family="paragraph" style:parent-style-name="Standard">
      <style:text-properties style:font-name="Calibri" officeooo:paragraph-rsid="003ad84c"/>
    </style:style>
    <style:style style:name="P64" style:family="paragraph" style:parent-style-name="Standard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6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68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69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f31651" style:font-size-asian="10pt" style:font-size-complex="10pt"/>
    </style:style>
    <style:style style:name="P70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fea6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16e8e28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87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f31651" style:font-size-asian="10.5pt" style:font-style-asian="normal" style:font-weight-asian="bold" style:font-size-complex="10.5pt" style:font-style-complex="normal" style:font-weight-complex="bold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8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1651" style:font-size-asian="10pt" style:font-size-complex="16pt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fea6" style:font-size-asian="10pt" style:font-size-complex="16pt"/>
    </style:style>
    <style:style style:name="P9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9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9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P97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98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100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a0d42c" style:font-size-asian="10pt" style:font-size-complex="10pt"/>
    </style:style>
    <style:style style:name="P10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105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e04cd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end" style:justify-single-word="false"/>
      <style:text-properties style:font-name="Calibri" fo:font-size="10pt" officeooo:paragraph-rsid="020e04cd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style:font-name="Calibri" fo:font-size="7pt" officeooo:rsid="00300d16" officeooo:paragraph-rsid="01152537" style:font-size-asian="7pt" style:font-size-complex="7pt"/>
    </style:style>
    <style:style style:name="P108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109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110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111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e04cd" style:font-size-asian="10.5pt" style:font-weight-asian="bold" style:font-size-complex="10.5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Calibri" fo:font-size="10.5pt" style:font-size-complex="10.5pt"/>
    </style:style>
    <style:style style:name="P113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a0d42c" style:font-size-asian="10pt" style:font-size-complex="10pt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82a96" style:font-size-asian="10pt" style:font-size-complex="10pt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e04cd" style:font-size-asian="10pt" style:font-size-complex="10pt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82a96" style:font-size-asian="9pt" style:font-size-complex="9pt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e04cd" style:font-size-asian="9pt" style:font-size-complex="9pt"/>
    </style:style>
    <style:style style:name="P119" style:family="paragraph" style:parent-style-name="Text_20_body">
      <style:text-properties fo:font-size="2pt" style:font-size-asian="1.75pt" style:font-size-complex="2pt"/>
    </style:style>
    <style:style style:name="T1" style:family="text">
      <style:text-properties officeooo:rsid="01bf62df"/>
    </style:style>
    <style:style style:name="T2" style:family="text">
      <style:text-properties officeooo:rsid="01b819d5"/>
    </style:style>
    <style:style style:name="T3" style:family="text">
      <style:text-properties officeooo:rsid="00b57d82"/>
    </style:style>
    <style:style style:name="T4" style:family="text">
      <style:text-properties fo:font-size="10pt" officeooo:rsid="00300d16" style:font-size-asian="10pt" style:font-size-complex="10pt"/>
    </style:style>
    <style:style style:name="T5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officeooo:rsid="00300d16" style:font-size-asian="10pt" style:font-style-asian="normal" style:font-size-complex="10pt" style:font-style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fo:font-size="8pt" officeooo:rsid="00300d16" style:font-size-asian="8pt" style:font-size-complex="8pt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officeooo:rsid="00f4b71e"/>
    </style:style>
    <style:style style:name="T20" style:family="text">
      <style:text-properties officeooo:rsid="00f5b1f6"/>
    </style:style>
    <style:style style:name="T21" style:family="text">
      <style:text-properties officeooo:rsid="00f6afe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12f134b" style:font-style-asian="normal" style:font-style-complex="normal"/>
    </style:style>
    <style:style style:name="T27" style:family="text">
      <style:text-properties officeooo:rsid="0108e264"/>
    </style:style>
    <style:style style:name="T28" style:family="text">
      <style:text-properties style:use-window-font-color="true" style:font-name="Calibri"/>
    </style:style>
    <style:style style:name="T29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30" style:family="text">
      <style:text-properties officeooo:rsid="0126d79f"/>
    </style:style>
    <style:style style:name="T31" style:family="text">
      <style:text-properties officeooo:rsid="012f134b"/>
    </style:style>
    <style:style style:name="T32" style:family="text">
      <style:text-properties fo:font-weight="bold" officeooo:rsid="01477906" style:font-weight-asian="bold" style:font-weight-complex="bold"/>
    </style:style>
    <style:style style:name="T33" style:family="text">
      <style:text-properties fo:font-weight="bold" officeooo:rsid="00c8eed2" style:font-weight-asian="bold" style:font-weight-complex="bold"/>
    </style:style>
    <style:style style:name="T34" style:family="text">
      <style:text-properties fo:font-weight="bold" officeooo:rsid="003ad84c" style:font-weight-asian="bold" style:font-weight-complex="bold"/>
    </style:style>
    <style:style style:name="T35" style:family="text">
      <style:text-properties officeooo:rsid="01b07753"/>
    </style:style>
    <style:style style:name="T36" style:family="text">
      <style:text-properties officeooo:rsid="01ff44dd"/>
    </style:style>
    <style:style style:name="T37" style:family="text">
      <style:text-properties officeooo:rsid="020c0ce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29"><text:text-input text:description="&lt;company.name&gt;">Company Name</text:text-input></text:span><text:span text:style-name="T14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1"><text:line-break/></text:span><text:span text:style-name="T11"><text:text-input text:description="&lt;(company.phone and 'Tél.:           ' or '') + (company.phone and company.phone or '')&gt;">Phone</text:text-input></text:span><text:span text:style-name="T11"><text:line-break/></text:span><text:span text:style-name="T11"><text:text-input text:description="&lt;(company.fax and 'Fax:             ' or '') + (company.fax and company.fax or '')&gt;">Fax</text:text-input></text:span><text:span text:style-name="T11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60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6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<text:text-input text:description="&lt;if test=&quot;o.state != 'draft' &quot;&gt;">If</text:text-input> </text:p>
            <text:p text:style-name="P27"><text:text-input text:description="&lt;if test=&quot;o.partner_invoice_id&quot;&gt;">If</text:text-input> </text:p>
            <text:p text:style-name="P18">Adresse de <text:span text:style-name="T19">facturation</text:span>:</text:p>
            <text:p text:style-name="P50"><text:span text:style-name="T23"><text:text-input text:description="&lt;if test=&quot;o.partner_invoice_id.name&quot;&gt;">If</text:text-input></text:span><text:span text:style-name="T23"><text:line-break/></text:span><text:span text:style-name="T22"><text:text-input text:description="&lt; (o.partner_invoice_id.title and o.partner_invoice_id.title.name + ' ') or '' &gt;">Title </text:text-input></text:span><text:span text:style-name="T22"><text:text-input text:description="&lt; (o.partner_invoice_id.name and o.partner_invoice_id.name) or '' &gt;">Name</text:text-input></text:span></text:p>
            <text:p text:style-name="P32"><text:text-input text:description="&lt;/if&gt;">Endif</text:text-input></text:p>
            <text:p text:style-name="P34"><text:text-input text:description="&lt; (o.partner_invoice_id.partner_id and o.partner_invoice_id.partner_id.name) or '' &gt;">Partner name</text:text-input></text:p>
            <text:p text:style-name="P36"><text:text-input text:description="&lt;if test=&quot;o.partner_invoice_id.street&quot;&gt;">If</text:text-input></text:p>
            <text:p text:style-name="P35"><text:text-input text:description="&lt; o.partner_invoice_id.street or ''&gt;">Street</text:text-input></text:p>
            <text:p text:style-name="P31"><text:text-input text:description="&lt;/if&gt;">Endif</text:text-input></text:p>
            <text:p text:style-name="P37"><text:text-input text:description="&lt;if test=&quot;o.partner_invoice_id.street2&quot;&gt;">If</text:text-input></text:p>
            <text:p text:style-name="P42"><text:text-input text:description="&lt; o.partner_invoice_id.street2 or ''&gt;">street 2</text:text-input></text:p>
            <text:p text:style-name="P33"><text:text-input text:description="&lt;/if&gt;">Endif</text:text-input></text:p>
            <text:p text:style-name="P4"><text:span text:style-name="T5"><text:text-input text:description="&lt; o.partner_invoice_id.zip + ' ' or '' &gt;">Zip </text:text-input></text:span><text:span text:style-name="T5"><text:text-input text:description="&lt; o.partner_invoice_id.city and o.partner_invoice_id.city.upper() &gt;">City </text:text-input></text:span></text:p>
            <text:p text:style-name="P4"><text:span text:style-name="T5"><text:text-input text:description="&lt; o.partner_invoice_id.state_id and o.partner_invoice_id.state_id.name + ' '&gt;">State </text:text-input></text:span><text:span text:style-name="T5"><text:text-input text:description="&lt;o.partner_invoice_id.country_id and o.partner_invoice_id.country_id.name.upper()&gt;">Country</text:text-input></text:span></text:p>
            <text:p text:style-name="P33"><text:text-input text:description="&lt;/if&gt;">Endif</text:text-input></text:p>
            <text:p text:style-name="P28"><text:text-input text:description="&lt;/if&gt;">Endif</text:text-input></text:p>
          </table:table-cell>
          <table:table-cell table:style-name="Tableau1.A1" office:value-type="string">
            <text:p text:style-name="P43"><text:text-input text:description="&lt;if test=&quot;o.state == 'draft' &quot;&gt;">If</text:text-input></text:p>
            <text:p text:style-name="P70"><text:span text:style-name="T20"><text:text-input text:description="&lt;if test=&quot;o.partner_order_id&quot;&gt;">If</text:text-input></text:span><text:span text:style-name="T20"> </text:span></text:p>
            <text:p text:style-name="P86"><text:span text:style-name="T27">Adresse de c</text:span><text:span text:style-name="T20">ontact</text:span>:</text:p>
            <text:p text:style-name="P91"><text:span text:style-name="T12"><text:text-input text:description="&lt; (o.partner_id  and o.partner_id.name) or '' &gt;">Name</text:text-input></text:span><text:span text:style-name="T12"> </text:span></text:p>
            <text:p text:style-name="P73"><text:text-input text:description="&lt;if test=&quot;o.partner_order_id.name and (o.partner_id.name != o.partner_order_id.name)&quot;&gt;">If</text:text-input></text:p>
            <text:p text:style-name="P92"><text:span text:style-name="T28"><text:text-input text:description="&lt; (o.partner_order_id.title and o.partner_order_id.title.name + ' ') or '' &gt;">Title </text:text-input></text:span><text:span text:style-name="T28"><text:text-input text:description="&lt; (o.partner_order_id.name) or '' &gt;">Name</text:text-input></text:span></text:p>
            <text:p text:style-name="P93"><text:text-input text:description="&lt;/if&gt;">Endif</text:text-input></text:p>
            <text:p text:style-name="P72"><text:text-input text:description="&lt;if test=&quot;o.partner_order_id.street&quot;&gt;">If</text:text-input></text:p>
            <text:p text:style-name="P67"><text:text-input text:description="&lt;o.partner_order_id.street or ''&gt;">Street</text:text-input></text:p>
            <text:p text:style-name="P76"><text:text-input text:description="&lt;/if&gt;">Endif</text:text-input></text:p>
            <text:p text:style-name="P77"><text:text-input text:description="&lt;if test=&quot;o.partner_order_id.street2&quot;&gt;">If</text:text-input></text:p>
            <text:p text:style-name="P66"><text:text-input text:description="&lt; (o.partner_order_id and o.partner_order_id.street2) or '' &gt;">street2</text:text-input></text:p>
            <text:p text:style-name="P77"><text:text-input text:description="&lt;/if&gt;">Endif</text:text-input></text:p>
            <text:p text:style-name="P66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66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66"/>
            <text:p text:style-name="P78"><text:text-input text:description="&lt;if test=&quot;o.partner_order_id.phone&quot;&gt;">If</text:text-input></text:p>
            <text:p text:style-name="P68"><text:span text:style-name="T24">Tél.: </text:span><text:span text:style-name="T22"><text:text-input text:description="&lt;o.partner_order_id.phone&gt;">Phone</text:text-input></text:span></text:p>
            <text:p text:style-name="P79"><text:text-input text:description="&lt;/if&gt;">Endif</text:text-input></text:p>
            <text:p text:style-name="P80"><text:text-input text:description="&lt;if test=&quot;o.partner_order_id.fax&quot;&gt;">If</text:text-input></text:p>
            <text:p text:style-name="P88"><text:span text:style-name="T6">Fax: </text:span><text:span text:style-name="T5"><text:text-input text:description="&lt;o.partner_order_id.fax&gt;">Fax</text:text-input></text:span></text:p>
            <text:p text:style-name="P81"><text:text-input text:description="&lt;/if&gt;">Endif</text:text-input></text:p>
            <text:p text:style-name="P82"><text:text-input text:description="&lt;if test=&quot;o.partner_id and o.partner_id.vat&quot;&gt;">If</text:text-input></text:p>
            <text:p text:style-name="P88"><text:span text:style-name="T6">TVA: </text:span><text:span text:style-name="T5"><text:text-input text:description="&lt;o.partner_id.vat&gt;">VAT</text:text-input></text:span></text:p>
            <text:p text:style-name="P82"><text:text-input text:description="&lt;/if&gt;">Endif</text:text-input></text:p>
            <text:p text:style-name="P83"><text:text-input text:description="&lt;/if&gt;">Endif</text:text-input></text:p>
            <text:p text:style-name="P30"><text:text-input text:description="&lt;/if&gt;">Endif</text:text-input></text:p>
            <text:p text:style-name="P30"><text:text-input text:description="&lt;if test=&quot;o.state != 'draft' &quot;&gt;">If</text:text-input></text:p>
            <text:p text:style-name="P71"><text:text-input text:description="&lt;if test=&quot;o.partner_shipping_id&quot;&gt;">If</text:text-input> </text:p>
            <text:p text:style-name="P87">Adresse de livraison:</text:p>
            <text:p text:style-name="P69"><text:span text:style-name="T23"><text:text-input text:description="&lt;if test=&quot;o.partner_shipping_id.name&quot;&gt;">If</text:text-input></text:span><text:span text:style-name="T23"><text:line-break/></text:span><text:span text:style-name="T22"><text:text-input text:description="&lt; (o.partner_shipping_id.title and o.partner_shipping_id.title.name + ' ') or '' &gt;">Title </text:text-input></text:span><text:span text:style-name="T22"><text:text-input text:description="&lt; (o.partner_shipping_id.name and o.partner_shipping_id.name) or '' &gt;">Name</text:text-input></text:span></text:p>
            <text:p text:style-name="P71"><text:text-input text:description="&lt;/if&gt;">Endif</text:text-input></text:p>
            <text:p text:style-name="P84"><text:text-input text:description="&lt; (o.partner_shipping_id.partner_id and o.partner_shipping_id.partner_id.name) or '' &gt;">Partner name</text:text-input></text:p>
            <text:p text:style-name="P74"><text:text-input text:description="&lt;if test=&quot;o.partner_shipping_id.street&quot;&gt;">If</text:text-input></text:p>
            <text:p text:style-name="P85"><text:text-input text:description="&lt;o.partner_shipping_id.street or ''&gt;">Street</text:text-input></text:p>
            <text:p text:style-name="P74"><text:text-input text:description="&lt;/if&gt;">Endif</text:text-input></text:p>
            <text:p text:style-name="P74"><text:text-input text:description="&lt;if test=&quot;o.partner_shipping_id.street2&quot;&gt;">If</text:text-input></text:p>
            <text:p text:style-name="P84"><text:text-input text:description="&lt; o.partner_shipping_id.street2&gt;">street 2</text:text-input></text:p>
            <text:p text:style-name="P74"><text:text-input text:description="&lt;/if&gt;">Endif</text:text-input></text:p>
            <text:p text:style-name="P89"><text:span text:style-name="T5"><text:text-input text:description="&lt; o.partner_shipping_id.zip + ' ' or '' &gt;">Zip </text:text-input></text:span><text:span text:style-name="T5"><text:text-input text:description="&lt;o.partner_shipping_id.city and o.partner_shipping_id.city.upper() &gt;">City </text:text-input></text:span></text:p>
            <text:p text:style-name="P90"><text:span text:style-name="T5"><text:text-input text:description="&lt; o.partner_shipping_id.state_id and o.partner_shipping_id.state_id.name + ' '&gt;">State </text:text-input></text:span><text:span text:style-name="T5"><text:text-input text:description="&lt;o.partner_shipping_id.country_id and o.partner_shipping_id.country_id.name.upper()&gt;">Country</text:text-input></text:span></text:p>
            <text:p text:style-name="P75"><text:text-input text:description="&lt;/if&gt;">Endif</text:text-input></text:p>
            <text:p text:style-name="P30"><text:text-input text:description="&lt;/if&gt;">Endif</text:text-input></text:p>
            <text:p text:style-name="P64"/>
          </table:table-cell>
        </table:table-row>
      </table:table>
      <text:p text:style-name="P61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4"><text:text-input text:description="&lt;if test=&quot;o.state=='draft'&quot;&gt;">If</text:text-input></text:p>
            <text:p text:style-name="P54"><text:span text:style-name="T17">Devis</text:span> <text:span text:style-name="T16">N°: </text:span><text:span text:style-name="T16"><text:text-input text:description="&lt;o.name&gt;">Order No</text:text-input></text:span></text:p>
            <text:p text:style-name="P24"><text:text-input text:description="&lt;/if&gt;">Endif</text:text-input></text:p>
            <text:p text:style-name="P24"><text:text-input text:description="&lt;if test=&quot;o.state != 'draft' &quot;&gt;">If</text:text-input></text:p>
            <text:p text:style-name="P6"><text:span text:style-name="T32">Accusé de réception de c</text:span><text:span text:style-name="T33">ommande </text:span><text:span text:style-name="T34">N°</text:span><text:span text:style-name="T34">: </text:span><text:span text:style-name="T34"><text:text-input text:description="&lt;o.name&gt;">Order No</text:text-input></text:span></text:p>
            <text:p text:style-name="P24"><text:soft-page-break/><text:text-input text:description="&lt;/if&gt;">Endif</text:text-input></text:p>
          </table:table-cell>
          <table:table-cell table:style-name="Tableau7.B1" office:value-type="string">
            <text:p text:style-name="P40"><text:text-input text:description="&lt;if test=&quot;o.state=='draft'&quot;&gt;">If</text:text-input></text:p>
            <text:p text:style-name="P20"><text:span text:style-name="T31">En d</text:span>ate <text:span text:style-name="T31">du</text:span> <text:span text:style-name="T4"><text:text-input text:description="&lt;formatLang(o.date_order,date = True)&gt;">Date</text:text-input></text:span></text:p>
            <text:p text:style-name="P15"><text:span text:style-name="T30">Valide jusqu'au </text:span><text:span text:style-name="T4"><text:text-input text:description="&lt;formatLang(o.validity_date,date=True) &gt;">Date de validité</text:text-input></text:span></text:p>
            <text:p text:style-name="P38"><text:text-input text:description="&lt;/if&gt;">Endif</text:text-input></text:p>
            <text:p text:style-name="P41"><text:text-input text:description="&lt;if test=&quot;o.state !='draft'&quot;&gt;">If</text:text-input></text:p>
            <text:p text:style-name="P16"><text:span text:style-name="T26">En d</text:span><text:span text:style-name="T25">ate </text:span><text:span text:style-name="T26">du</text:span><text:span text:style-name="T25"> </text:span><text:span text:style-name="T8"><text:text-input text:description="&lt;formatLang(o.date_confirm,date = True)&gt;">Date</text:text-input></text:span></text:p>
            <text:p text:style-name="P39"><text:soft-page-break/><text:text-input text:description="&lt;/if&gt;">Endif</text:text-input></text:p>
          </table:table-cell>
        </table:table-row>
      </table:table>
      <text:p text:style-name="P6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9"><text:span text:style-name="T21">Votre</text:span> référence</text:p>
            </table:table-cell>
            <table:table-cell table:style-name="Tableau5.A1" office:value-type="string">
              <text:p text:style-name="P9">Votre <text:span text:style-name="T21">contact</text:span></text:p>
            </table:table-cell>
            <table:table-cell table:style-name="Tableau5.A1" office:value-type="string">
              <text:p text:style-name="P14">Garantie</text:p>
            </table:table-cell>
            <table:table-cell table:style-name="Tableau5.D1" office:value-type="string">
              <text:p text:style-name="P13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4"><text:text-input text:description="&lt;o.client_order_ref&gt;">Reference</text:text-input></text:p>
          </table:table-cell>
          <table:table-cell table:style-name="Tableau5.A2" office:value-type="float" office:value="0">
            <text:p text:style-name="P46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5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47"><text:text-input text:description="&lt;(o.payment_term  and o.payment_term.name) or ''&gt;">Conditions de paiement</text:text-input></text:p>
          </table:table-cell>
        </table:table-row>
      </table:table>
      <text:p text:style-name="P29"><text:text-input text:description="&lt;if test=&quot;o.note&quot;&gt;">If</text:text-input></text:p>
      <text:p text:style-name="P51"/>
      <text:p text:style-name="P94"><text:text-input text:description="&lt;format(o.note or '')&gt;">Notes</text:text-input></text:p>
      <text:p text:style-name="P29"><text:text-input text:description="&lt;/if&gt;">Endif</text:text-input></text:p>
      <text:p text:style-name="P6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table:number-columns-spanned="2" office:value-type="string">
              <text:p text:style-name="P8">Description </text:p>
            </table:table-cell>
            <table:covered-table-cell/>
            <table:table-cell table:style-name="Tableau2.A1" office:value-type="string">
              <text:p text:style-name="P17"><text:s/><text:span text:style-name="T18">Taxes</text:span> </text:p>
            </table:table-cell>
            <table:table-cell table:style-name="Tableau2.A1" office:value-type="string">
              <text:p text:style-name="P10">P.U.(HT)</text:p>
            </table:table-cell>
            <table:table-cell table:style-name="Tableau2.A1" office:value-type="string">
              <text:p text:style-name="P11">Qté</text:p>
            </table:table-cell>
            <table:table-cell table:style-name="Tableau2.F1" office:value-type="string">
              <text:p text:style-name="P12">Prix net (HT)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48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if test=&quot;line.layout_typ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columns-spanned="6" office:value-type="float" office:value="0">
            <text:p text:style-name="P19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58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59"><text:span text:style-name="T10"><text:text-input text:description="&lt;line.name or ''&gt;">Remarque :</text:text-input></text:span><text:span text:style-name="T10"> </text:span><text:span text:style-name="T9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5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1"><text:text-input text:description="&lt;if test=&quot;line.layout_typ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0">
          <table:table-cell table:style-name="Tableau2.A10" table:number-columns-spanned="6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103"><text:text-input text:description="&lt;if test=&quot;(line.layout_type == 'subtotal')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3" table:number-columns-spanned="5" office:value-type="float" office:value="0">
            <text:p text:style-name="P104"><text:span text:style-name="T36">So</text:span><text:span text:style-name="T36">us</text:span><text:span text:style-name="T36">-total</text:span></text:p>
          </table:table-cell>
          <table:covered-table-cell/>
          <table:covered-table-cell/>
          <table:covered-table-cell/>
          <table:covered-table-cell/>
          <table:table-cell table:style-name="Tableau2.F13" office:value-type="float" office:value="0">
            <text:p text:style-name="P109"><text:text-input text:description="&lt;formatLang(current_subtotal(o,line), dp='Sale Price', currency_obj=o.pricelist_id.currency_id)&gt;">Unit Price</text:text-input></text:p>
          </table:table-cell>
        </table:table-row>
        <table:table-row table:style-name="Tableau2.3">
          <table:table-cell table:style-name="Tableau2.A3" table:number-columns-spanned="6">
            <text:p text:style-name="P10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5" table:number-columns-spanned="2" office:value-type="float" office:value="0">
            <text:p text:style-name="P113"><text:text-input text:description="&lt;/if&gt;">Endif</text:text-input></text:p>
          </table:table-cell>
          <table:covered-table-cell/>
          <table:table-cell table:style-name="Tableau2.C15">
            <text:p text:style-name="P56"/>
          </table:table-cell>
          <table:table-cell table:style-name="Tableau2.D15">
            <text:p text:style-name="P55"/>
          </table:table-cell>
          <table:table-cell table:style-name="Tableau2.E15">
            <text:p text:style-name="P53"/>
          </table:table-cell>
          <table:table-cell table:style-name="Tableau2.A3">
            <text:p text:style-name="P55"/>
          </table:table-cell>
        </table:table-row>
        <table:table-row table:style-name="Tableau2.3">
          <table:table-cell table:style-name="Tableau2.A16" table:number-columns-spanned="2" office:value-type="float" office:value="0">
            <text:p text:style-name="P103"><text:text-input text:description="&lt;if test=&quot;(line.layout_type == 'article')&quot;&gt;">If</text:text-input></text:p>
          </table:table-cell>
          <table:covered-table-cell/>
          <table:table-cell table:style-name="Tableau2.C16">
            <text:p text:style-name="P56"/>
          </table:table-cell>
          <table:table-cell table:style-name="Tableau2.D16">
            <text:p text:style-name="P55"/>
          </table:table-cell>
          <table:table-cell table:style-name="Tableau2.E16">
            <text:p text:style-name="P53"/>
          </table:table-cell>
          <table:table-cell table:style-name="Tableau2.A3">
            <text:p text:style-name="P55"/>
          </table:table-cell>
        </table:table-row>
        <table:table-row table:style-name="Tableau2.3">
          <table:table-cell table:style-name="Tableau2.A17" table:number-columns-spanned="2" office:value-type="float" office:value="0">
            <text:p text:style-name="P25"><text:text-input text:description="&lt;if test=&quot;(not line.pack_parent_line_id)&quot;&gt;">If</text:text-input></text:p>
            <text:p text:style-name="P23"><text:text-input text:description="&lt;line.name&gt;">Produit</text:text-input></text:p>
            <text:p text:style-name="P25"><text:text-input text:description="&lt;/if&gt;">Endif</text:text-input></text:p>
            <text:p text:style-name="P25"><text:text-input text:description="&lt;if test=&quot;(line.pack_parent_line_id)&quot;&gt;">If</text:text-input></text:p>
            <text:p text:style-name="P97"><text:bookmark text:name=":28"/><text:span text:style-name="T35">►</text:span><text:span text:style-name="T15"><text:text-input text:description="&lt;line.name.replace(&quot;&gt;&quot;, &quot;&quot;)&gt;">Produit</text:text-input></text:span></text:p>
            <text:p text:style-name="P25"><text:text-input text:description="&lt;/if&gt;">Endif</text:text-input></text:p>
          </table:table-cell>
          <table:covered-table-cell/>
          <table:table-cell table:style-name="Tableau2.C17" office:value-type="float" office:value="0">
            <text:p text:style-name="P56"><text:text-input text:description="&lt;', '.join(map(lambda x: x.name, line.tax_id))&gt;">Tax</text:text-input></text:p>
          </table:table-cell>
          <table:table-cell table:style-name="Tableau2.D17" office:value-type="float" office:value="0">
            <text:p text:style-name="P55"><text:text-input text:description="&lt;formatLang(line.price_discount, dp='Sale Price', currency_obj=o.pricelist_id.currency_id)&gt;">Discounted Price</text:text-input></text:p>
          </table:table-cell>
          <table:table-cell table:style-name="Tableau2.E17" office:value-type="float" office:value="0">
            <text:p text:style-name="P53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A3" office:value-type="float" office:value="0">
            <text:p text:style-name="P55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8">
          <table:table-cell table:style-name="Tableau2.A3" table:number-columns-spanned="6" office:value-type="float" office:value="0">
            <text:p text:style-name="P95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19">
            <text:p text:style-name="P99"><draw:frame draw:style-name="fr4" draw:name="images1" text:anchor-type="as-char" svg:width="0.547cm" svg:height="0.547cm" draw:z-index="4"><draw:image xlink:href="Pictures/1000020100000020000000209F13D44B.png" xlink:type="simple" xlink:show="embed" xlink:actuate="onLoad"/></draw:frame></text:p>
          </table:table-cell>
          <table:table-cell table:style-name="Tableau2.B19" table:number-columns-spanned="5" office:value-type="float" office:value="0">
            <text:p text:style-name="P101"><text:text-input text:description="&lt;if test=&quot;line.product_id.product_image&quot;&gt;">If</text:text-input></text:p>
            <text:p text:style-name="P96">(Photo non contractuelle)<draw:frame draw:style-name="fr3" draw:name="image: asimage(line.product_id.product_image,0,400,400,'px', True)" text:anchor-type="char" svg:width="2.563cm" svg:height="1.746cm" draw:z-index="3"><draw:text-box><text:p text:style-name="Frame_20_contents"/></draw:text-box></draw:frame></text:p>
            <text:p text:style-name="P100"><text:text-input text:description="&lt;/if&gt;">Endif</text:text-input></text:p>
            <text:p text:style-name="P98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6" office:value-type="float" office:value="0">
            <text:p text:style-name="P9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6" office:value-type="float" office:value="0">
            <text:p text:style-name="P6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2">
          <table:table-cell table:style-name="Tableau2.A3" table:number-columns-spanned="6" office:value-type="float" office:value="0">
            <text:p text:style-name="P48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16"><text:text-input text:description="&lt;if test=&quot;o.user_id and o.user_id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16"><draw:frame draw:style-name="fr4" draw:name="images2" text:anchor-type="as-char" svg:width="0.462cm" svg:height="0.462cm" draw:z-index="5"><draw:image xlink:href="Pictures/100002010000002000000020A2686478.png" xlink:type="simple" xlink:show="embed" xlink:actuate="onLoad"/></draw:frame></text:p>
                </table:table-cell>
                <table:table-cell table:style-name="Tableau6.B1" office:value-type="string">
                  <text:p text:style-name="P118"><text:text-input text:description="&lt;o.user_id.signature&gt;">Signature</text:text-input></text:p>
                </table:table-cell>
              </table:table-row>
            </table:table>
            <text:p text:style-name="P116"><text:text-input text:description="&lt;/if&gt;">EndIf</text:text-input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11">Total (HT)</text:p>
                </table:table-cell>
                <table:table-cell table:style-name="Tableau9.B1" office:value-type="string">
                  <text:p text:style-name="P105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9.A2" office:value-type="string">
                  <text:p text:style-name="P111">Taxes</text:p>
                </table:table-cell>
                <table:table-cell table:style-name="Tableau9.B2" office:value-type="string">
                  <text:p text:style-name="P106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9.A2" office:value-type="string">
                  <text:p text:style-name="P111">Total (TTC)</text:p>
                </table:table-cell>
                <table:table-cell table:style-name="Tableau9.B3" office:value-type="string">
                  <text:p text:style-name="P105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111"/>
          </table:table-cell>
        </table:table-row>
      </table:table>
      <text:p text:style-name="P1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1b819d5"/>
    </style:style>
    <style:style style:name="MT3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</text:span><text:span text:style-name="MT2"> </text:span><text:span text:style-name="MT2"><text:page-number text:select-page="current">2</text:page-number></text:span><text:span text:style-name="MT2"> </text:span><text:span text:style-name="MT1">sur </text:span><text:span text:style-name="MT2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3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22T16:43:12.95</dc:date>
    <meta:editing-duration>P1DT1H15M57S</meta:editing-duration>
    <meta:editing-cycles>678</meta:editing-cycles>
    <meta:generator>LibreOffice/3.6$Windows_x86 LibreOffice_project/2ef5aff-a6fb0ff-166bdff-cf087ad-0f1389</meta:generator>
    <meta:document-statistic meta:table-count="8" meta:image-count="2" meta:object-count="0" meta:page-count="2" meta:paragraph-count="136" meta:word-count="227" meta:character-count="1154" meta:non-whitespace-character-count="1046"/>
    <meta:user-defined meta:name="Info 1"/>
    <meta:user-defined meta:name="Info 2"/>
    <meta:user-defined meta:name="Info 3"/>
    <meta:user-defined meta:name="Info 4"/>
  </office:meta>
</office:document-meta>
</file>